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Heading_20_4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  <style:text-properties officeooo:paragraph-rsid="002d754a"/>
    </style:style>
    <style:style style:name="P4" style:family="paragraph" style:parent-style-name="Text_20_body">
      <style:paragraph-properties fo:text-align="justify" style:justify-single-word="false"/>
      <style:text-properties officeooo:paragraph-rsid="002e231a"/>
    </style:style>
    <style:style style:name="P5" style:family="paragraph" style:parent-style-name="Text_20_body">
      <style:paragraph-properties fo:text-align="justify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2d754a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14pt" fo:font-weight="normal" officeooo:paragraph-rsid="002e231a" style:font-size-asian="14pt" style:font-weight-asian="normal" style:font-size-complex="14pt" style:font-weight-complex="normal"/>
    </style:style>
    <style:style style:name="P8" style:family="paragraph" style:parent-style-name="Text_20_body">
      <style:text-properties officeooo:paragraph-rsid="00339a1a"/>
    </style:style>
    <style:style style:name="P9" style:family="paragraph" style:parent-style-name="Text_20_body" style:list-style-name="L1">
      <style:paragraph-properties fo:margin-top="0in" fo:margin-bottom="0in" style:contextual-spacing="false" fo:text-align="justify" style:justify-single-word="false"/>
    </style:style>
    <style:style style:name="P10" style:family="paragraph" style:parent-style-name="Text_20_body" style:list-style-name="L1">
      <style:paragraph-properties fo:text-align="justify" style:justify-single-word="false"/>
    </style:style>
    <style:style style:name="P11" style:family="paragraph" style:parent-style-name="Text_20_body" style:list-style-name="L2">
      <style:paragraph-properties fo:margin-top="0in" fo:margin-bottom="0in" style:contextual-spacing="false" fo:text-align="justify" style:justify-single-word="false"/>
    </style:style>
    <style:style style:name="P12" style:family="paragraph" style:parent-style-name="Text_20_body" style:list-style-name="L2">
      <style:paragraph-properties fo:text-align="justify" style:justify-single-word="false"/>
    </style:style>
    <style:style style:name="P13" style:family="paragraph" style:parent-style-name="Text_20_body" style:list-style-name="L3">
      <style:paragraph-properties fo:margin-top="0in" fo:margin-bottom="0in" style:contextual-spacing="false" fo:text-align="justify" style:justify-single-word="false"/>
    </style:style>
    <style:style style:name="P14" style:family="paragraph" style:parent-style-name="Text_20_body" style:list-style-name="L3">
      <style:paragraph-properties fo:text-align="justify" style:justify-single-word="false"/>
    </style:style>
    <style:style style:name="P15" style:family="paragraph" style:parent-style-name="Text_20_body" style:list-style-name="L4">
      <style:paragraph-properties fo:margin-top="0in" fo:margin-bottom="0in" style:contextual-spacing="false" fo:text-align="justify" style:justify-single-word="false"/>
    </style:style>
    <style:style style:name="P16" style:family="paragraph" style:parent-style-name="Text_20_body" style:list-style-name="L4">
      <style:paragraph-properties fo:text-align="justify" style:justify-single-word="false"/>
    </style:style>
    <style:style style:name="P17" style:family="paragraph" style:parent-style-name="Text_20_body" style:list-style-name="L5">
      <style:paragraph-properties fo:margin-top="0in" fo:margin-bottom="0in" style:contextual-spacing="false" fo:text-align="justify" style:justify-single-word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6">
      <style:paragraph-properties fo:margin-top="0in" fo:margin-bottom="0in" style:contextual-spacing="false" fo:text-align="justify" style:justify-single-word="false"/>
    </style:style>
    <style:style style:name="P20" style:family="paragraph" style:parent-style-name="Text_20_body" style:list-style-name="L6">
      <style:paragraph-properties fo:text-align="justify" style:justify-single-word="false"/>
    </style:style>
    <style:style style:name="P21" style:family="paragraph" style:parent-style-name="Text_20_body" style:list-style-name="L7">
      <style:paragraph-properties fo:margin-top="0in" fo:margin-bottom="0in" style:contextual-spacing="false" fo:text-align="justify" style:justify-single-word="false"/>
    </style:style>
    <style:style style:name="P22" style:family="paragraph" style:parent-style-name="Text_20_body" style:list-style-name="L7">
      <style:paragraph-properties fo:text-align="justify" style:justify-single-word="false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" style:family="text">
      <style:text-properties style:font-name="Times New Roman" fo:font-size="14pt" fo:font-weight="normal" officeooo:rsid="00339a1a" style:font-size-asian="14pt" style:font-weight-asian="normal" style:font-size-complex="14pt" style:font-weight-complex="normal"/>
    </style:style>
    <style:style style:name="T4" style:family="text">
      <style:text-properties style:font-name="Times New Roman" fo:font-size="14pt" fo:font-weight="normal" officeooo:rsid="00357af9" style:font-size-asian="14pt" style:font-weight-asian="normal" style:font-size-complex="14pt" style:font-weight-complex="normal"/>
    </style:style>
    <style:style style:name="T5" style:family="text"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style:font-name="Times New Roman" fo:font-size="14pt" fo:font-style="italic" fo:font-weight="normal" officeooo:rsid="00339a1a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1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2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3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4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5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6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name="unnamed7"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<text:span text:style-name="T1">Online learning in sequential Bayesian persuasion: Handling unknown priors</text:span></text:span></text:h>
      <text:p text:style-name="Text_20_body"><text:span text:style-name="Strong_20_Emphasis"><text:span text:style-name="T1"/></text:span></text:p>
      <text:p text:style-name="Text_20_body"><text:span text:style-name="Strong_20_Emphasis"><text:span text:style-name="T2">Artificial Intelligence 338 (2025) 104245<text:tab/><text:tab/><text:tab/><text:tab/> <text:s text:c="7"/></text:span></text:span><text:span text:style-name="Strong_20_Emphasis"><text:span text:style-name="T4">Kasım</text:span></text:span><text:span text:style-name="Strong_20_Emphasis"><text:span text:style-name="T2"> 2024</text:span></text:span></text:p>
      <text:p text:style-name="Text_20_body"><text:span text:style-name="Strong_20_Emphasis"><text:span text:style-name="T2"/></text:span></text:p>
      <text:p text:style-name="P8"><text:span text:style-name="Strong_20_Emphasis"><text:span text:style-name="T6">Anahtar Kelimeler: Çevrimiçi öğrenme, </text:span></text:span><text:span text:style-name="Strong_20_Emphasis"><text:span text:style-name="T5">Bayesçi ikna, Sıralı karar verme</text:span></text:span></text:p>
      <text:p text:style-name="P8"><text:span text:style-name="Strong_20_Emphasis"><text:span text:style-name="T3"/></text:span></text:p>
      <text:p text:style-name="P1"><text:span text:style-name="T2"><text:tab/>Bayesçi ikna (Bayesian persuasion), </text:span><text:span text:style-name="Strong_20_Emphasis"><text:span text:style-name="T2">bilgi sahibi bir gönderenin, kendi çıkarlarına uygun şekilde, bilgi paylaşarak alıcının kararlarını etkileme sürecini</text:span></text:span><text:span text:style-name="T2"> inceleyen bir yaklaşımdır. Bu çerçeve, </text:span><text:span text:style-name="Strong_20_Emphasis"><text:span text:style-name="T2">online reklamcılık, oylama sistemleri, trafik yönlendirme, güvenlik stratejileri ve pazarlama gibi birçok alanda uygulanmaktadır</text:span></text:span><text:span text:style-name="T2">. Geleneksel Bayesçi ikna modelleri, hem gönderenin hem de alıcının, ortamın temel istatistiksel yapısını, yani olasılıkları, önceden bildiğini varsayar. Ancak, gerçek dünyada bu tür olasılıkları kesin olarak bilmek genellikle mümkün değildir.</text:span></text:p>
      <text:p text:style-name="P5"/>
      <text:p text:style-name="P1"><text:span text:style-name="T2"><text:tab/>Bu çalışmada, </text:span><text:span text:style-name="Strong_20_Emphasis"><text:span text:style-name="T2">gönderenin olayların olasılıklarını bilmediği ve bu bilgiyi zaman içinde öğrenmesi gereken bir senaryo incelenmektedir</text:span></text:span><text:span text:style-name="T2">. Özellikle, alıcının sıralı karar verme problemleriyle karşı karşıya olduğu durumlar ele alınmaktadır. Gönderen, </text:span><text:span text:style-name="Strong_20_Emphasis"><text:span text:style-name="T2">sadece kısmi olarak gözlemlenebilen rastgele olayların gerçekleşmelerini izleyebilir ve alıcıyı belirli eylemleri gerçekleştirmeye yönlendirmek için bu bilgiyi paylaşabilir</text:span></text:span><text:span text:style-name="T2">.</text:span></text:p>
      <text:p text:style-name="P6"><text:tab/></text:p>
      <text:p text:style-name="P3"><text:span text:style-name="T2"><text:tab/>Temel zorluk, </text:span><text:span text:style-name="Strong_20_Emphasis"><text:span text:style-name="T2">gönderenin, bilinmeyen olasılıkları öğrenirken aynı zamanda alıcıyı etkili bir şekilde ikna edebilmesi gerekliliğidir</text:span></text:span><text:span text:style-name="T2">. Çalışma şu sorulara yanıt aramaktadır:</text:span></text:p>
      <text:list xml:id="list1869715314" text:style-name="L1">
        <text:list-item>
          <text:p text:style-name="P9"><text:span text:style-name="Strong_20_Emphasis"><text:span text:style-name="T2">Gönderen, alıcıyı ikna edecek bilgi paylaşım stratejilerini nasıl öğrenebilir?</text:span></text:span></text:p>
        </text:list-item>
        <text:list-item>
          <text:p text:style-name="P9"><text:span text:style-name="Strong_20_Emphasis"><text:span text:style-name="T2">İkna edici bilgi paylaşımı ile öğrenme süreci arasındaki denge nasıl sağlanabilir?</text:span></text:span></text:p>
        </text:list-item>
        <text:list-item>
          <text:p text:style-name="P10"><text:span text:style-name="Strong_20_Emphasis"><text:span text:style-name="T2">Farklı geri bildirim mekanizmaları altında (tam geri bildirim veya kısıtlı geri bildirim) hangi öğrenme algoritmaları en iyi sonucu verir?</text:span></text:span></text:p>
        </text:list-item>
      </text:list>
      <text:p text:style-name="P5">Çalışmanın temel katkıları şunlardır:</text:p>
      <text:list xml:id="list1176713300" text:style-name="L2">
        <text:list-item>
          <text:p text:style-name="P11"><text:span text:style-name="Strong_20_Emphasis"><text:span text:style-name="T2">İkna edici bilgi paylaşım mekanizmalarının poligonal (polytopal) bir yaklaşımla nasıl modellenebileceğini göstermektedir.</text:span></text:span></text:p>
        </text:list-item>
        <text:list-item>
          <text:p text:style-name="P11"><text:span text:style-name="Strong_20_Emphasis"><text:span text:style-name="T2">Gönderenin her turda ikna edici olamayacağını matematiksel olarak kanıtlayarak, ikna ediciliği gevşeten yeni öğrenme algoritmaları önermektedir.</text:span></text:span></text:p>
        </text:list-item>
        <text:list-item>
          <text:p text:style-name="P12"><text:soft-page-break/><text:span text:style-name="Strong_20_Emphasis"><text:span text:style-name="T2">Tam geri bildirim ve bantlı geri bildirim senaryolarında farklı öğrenme algoritmalarının performanslarını analiz etmektedir.</text:span></text:span></text:p>
        </text:list-item>
      </text:list>
      <text:p text:style-name="P5"><text:tab/>Makalenin geri kalan bölümlerinde, bu teorik model detaylandırılarak, önerilen algoritmaların performansları ve ilgili matematiksel analizler sunulmaktadır.</text:p>
      <text:p text:style-name="P1"><text:span text:style-name="Strong_20_Emphasis"><text:span text:style-name="T2"><text:tab/></text:span></text:span><text:span text:style-name="T2">Çalışma, Bayesçi ikna problemini sıralı karar verme ortamlarına genişleterek, bilgi paylaşımı ve öğrenme süreçlerinin nasıl optimize edilebileceğini ele almaktadır.</text:span></text:p>
      <text:h text:style-name="P2" text:outline-level="4"><text:span text:style-name="Strong_20_Emphasis"><text:span text:style-name="T2">Bayesçi İkna ve Sıralı Karar Verme</text:span></text:span></text:h>
      <text:p text:style-name="P7"><text:tab/></text:p>
      <text:p text:style-name="P4"><text:span text:style-name="T2"><text:tab/>Sıralı karar verme problemleri, </text:span><text:span text:style-name="Strong_20_Emphasis"><text:span text:style-name="T2">karar düğümleri (decision nodes) ve rastgele olay düğümlerinden (chance nodes) oluşan ağaç yapılarıyla modellenir</text:span></text:span><text:span text:style-name="T2">. Gönderen, bu ağacın dallarında gerçekleşen rastgele olayları gözlemleyerek, alıcıya hangi eylemi seçmesi gerektiğine dair öneriler sunar.Gönderenin amacı, </text:span><text:span text:style-name="Strong_20_Emphasis"><text:span text:style-name="T2">alıcıyı belirli eylemleri seçmeye yönlendirecek sinyaller göndermektir</text:span></text:span><text:span text:style-name="T2">. Ancak bu süreç şu zorlukları içerir:</text:span></text:p>
      <text:list xml:id="list2435262075" text:style-name="L3">
        <text:list-item>
          <text:p text:style-name="P13"><text:span text:style-name="Strong_20_Emphasis"><text:span text:style-name="T2">Gönderen, olayların gerçekleşme olasılıklarını baştan bilmemektedir ve bu bilgiyi zaman içinde öğrenmelidir.</text:span></text:span></text:p>
        </text:list-item>
        <text:list-item>
          <text:p text:style-name="P13"><text:span text:style-name="Strong_20_Emphasis"><text:span text:style-name="T2">Alıcı, gelecekteki tüm olası olayları hesaba katarak rasyonel bir karar alma sürecinden geçer.</text:span></text:span></text:p>
        </text:list-item>
        <text:list-item>
          <text:p text:style-name="P14"><text:span text:style-name="Strong_20_Emphasis"><text:span text:style-name="T2">Gönderen ve alıcı farklı fayda fonksiyonlarına sahiptir; yani, gönderenin önerdiği eylem, her zaman alıcının en iyi seçeneği olmayabilir.</text:span></text:span></text:p>
        </text:list-item>
      </text:list>
      <text:p text:style-name="P1"><text:span text:style-name="T2"><text:tab/>Bu çalışma, gönderenin </text:span><text:span text:style-name="Strong_20_Emphasis"><text:span text:style-name="T2">olasılıkları öğrenerek, zaman içinde daha etkili bilgi paylaşım stratejileri geliştirebileceğini</text:span></text:span><text:span text:style-name="T2"> göstermektedir.</text:span></text:p>
      <text:h text:style-name="P2" text:outline-level="4"><text:span text:style-name="Strong_20_Emphasis"><text:span text:style-name="T2">Matematiksel Model ve Algoritmalar</text:span></text:span></text:h>
      <text:p text:style-name="P7">Çalışmada iki farklı geri bildirim senaryosu ele alınmaktadır:</text:p>
      <text:list xml:id="list2093118555" text:style-name="L4">
        <text:list-item>
          <text:p text:style-name="P15"><text:span text:style-name="Strong_20_Emphasis"><text:span text:style-name="T2">Tam Geri Bildirim (Full-feedback):</text:span></text:span><text:span text:style-name="T2"> Gönderen, gerçekleşen tüm rastgele olayları gözlemleyebilir.</text:span></text:p>
        </text:list-item>
        <text:list-item>
          <text:p text:style-name="P16"><text:span text:style-name="Strong_20_Emphasis"><text:span text:style-name="T2">Bantlı Geri Bildirim (Bandit-feedback):</text:span></text:span><text:span text:style-name="T2"> Gönderen, yalnızca gerçekleşen olayların bir alt kümesini gözlemleyebilir.</text:span></text:p>
        </text:list-item>
      </text:list>
      <text:p text:style-name="P1"><text:span text:style-name="T2">Bu iki durumda, </text:span><text:span text:style-name="Strong_20_Emphasis"><text:span text:style-name="T2">ikna edici bilgi paylaşımı stratejileri</text:span></text:span><text:span text:style-name="T2"> şu şekilde modellenmiştir:</text:span></text:p>
      <text:list xml:id="list3692731066" text:style-name="L5">
        <text:list-item>
          <text:p text:style-name="P17"><text:span text:style-name="Strong_20_Emphasis"><text:span text:style-name="T2">Tam geri bildirim durumunda</text:span></text:span><text:span text:style-name="T2">, önerilen algoritma, </text:span><text:span text:style-name="Strong_20_Emphasis"><text:span text:style-name="T2">olasılıkları kademeli olarak öğrenirken optimal sinyalleme stratejilerini seçer</text:span></text:span><text:span text:style-name="T2">.</text:span></text:p>
        </text:list-item>
        <text:list-item>
          <text:p text:style-name="P18"><text:span text:style-name="Strong_20_Emphasis"><text:span text:style-name="T2">Bantlı geri bildirim durumunda</text:span></text:span><text:span text:style-name="T2">, algoritma, </text:span><text:span text:style-name="Strong_20_Emphasis"><text:span text:style-name="T2">öncelikle bilinmeyen olasılıkları keşfetmeye odaklanan bir keşif (exploration) aşaması uygular, ardından öğrendiği bilgileri kullanarak optimal sinyalleme yapar</text:span></text:span><text:span text:style-name="T2">.</text:span></text:p>
        </text:list-item>
      </text:list>
      <text:p text:style-name="P1"><text:soft-page-break/><text:span text:style-name="T2"><text:tab/>Makale, bu iki durumda optimal bilgi paylaşım stratejilerini belirlemek için </text:span><text:span text:style-name="Strong_20_Emphasis"><text:span text:style-name="T2">polihedral (polytopal) bir yaklaşım kullanıldığını</text:span></text:span><text:span text:style-name="T2"> göstermektedir.</text:span></text:p>
      <text:h text:style-name="P2" text:outline-level="4"><text:span text:style-name="Strong_20_Emphasis"><text:span text:style-name="T2">Deneyler ve Sonuçlar</text:span></text:span></text:h>
      <text:p text:style-name="P5">Önerilen algoritmalar, farklı senaryolar altında test edilmiş ve şu sonuçlara ulaşılmıştır:</text:p>
      <text:list xml:id="list4177213550" text:style-name="L6">
        <text:list-item>
          <text:p text:style-name="P19"><text:span text:style-name="Strong_20_Emphasis"><text:span text:style-name="T2">Tam geri bildirim durumunda</text:span></text:span><text:span text:style-name="T2">, göndericinin ve alıcının kayıpları (regret) </text:span><text:span text:style-name="Strong_20_Emphasis"><text:span text:style-name="T2">𝒪(√𝑇)</text:span></text:span><text:span text:style-name="T2"> mertebesinde olup, bu oran, en iyi bilinen yaklaşımlarla uyumludur.</text:span></text:p>
        </text:list-item>
        <text:list-item>
          <text:p text:style-name="P19"><text:span text:style-name="Strong_20_Emphasis"><text:span text:style-name="T2">Bantlı geri bildirim durumunda</text:span></text:span><text:span text:style-name="T2">, </text:span><text:span text:style-name="Strong_20_Emphasis"><text:span text:style-name="T2">𝒪(𝑇^𝛼) kayıp oranı elde edilmiş ve 𝛼 parametresine bağlı olarak keşif ve öğrenme arasındaki dengenin nasıl değiştiği analiz edilmiştir</text:span></text:span><text:span text:style-name="T2">.</text:span></text:p>
        </text:list-item>
        <text:list-item>
          <text:p text:style-name="P20"><text:span text:style-name="Strong_20_Emphasis"><text:span text:style-name="T2">İkna edici sinyalleme yapısının doğrudan öğrenme süreciyle entegre edilmesi, mevcut yaklaşımlara kıyasla daha düşük hata oranlarıyla sonuçlanmıştır.</text:span></text:span></text:p>
        </text:list-item>
      </text:list>
      <text:p text:style-name="P1"><text:span text:style-name="T2"><text:tab/>Çalışma ayrıca, </text:span><text:span text:style-name="Strong_20_Emphasis"><text:span text:style-name="T2">tam geri bildirim ile bantlı geri bildirim arasındaki performans farklarını analiz etmiş ve tam geri bildirimin öğrenmeyi hızlandırdığını göstermiştir</text:span></text:span><text:span text:style-name="T2">. Ancak, </text:span><text:span text:style-name="Strong_20_Emphasis"><text:span text:style-name="T2">bantlı geri bildirim algoritmalarının daha düşük maliyetli ve uygulanabilir olduğu</text:span></text:span><text:span text:style-name="T2"> vurgulanmaktadır.</text:span></text:p>
      <text:p text:style-name="P1"><text:span text:style-name="Strong_20_Emphasis"><text:span text:style-name="T2"/></text:span></text:p>
      <text:p text:style-name="P1"><text:span text:style-name="Strong_20_Emphasis"><text:span text:style-name="T2"><text:tab/></text:span></text:span><text:span text:style-name="T2">Bu çalışma, </text:span><text:span text:style-name="Strong_20_Emphasis"><text:span text:style-name="T2">Bayesçi ikna problemini bilinmeyen olasılıkları öğrenerek çözmeyi amaçlayan yeni bir çerçeve sunmaktadır</text:span></text:span><text:span text:style-name="T2">. Çalışmanın en önemli katkıları şunlardır:</text:span></text:p>
      <text:list xml:id="list658900051" text:style-name="L7">
        <text:list-item>
          <text:p text:style-name="P21"><text:span text:style-name="Strong_20_Emphasis"><text:span text:style-name="T2">İkna edici sinyalleme stratejilerini polihedral bir yapı kullanarak modelleyerek, öğrenme algoritmalarının daha verimli olmasını sağlamaktadır.</text:span></text:span></text:p>
        </text:list-item>
        <text:list-item>
          <text:p text:style-name="P21"><text:span text:style-name="Strong_20_Emphasis"><text:span text:style-name="T2">Gönderenin bilinmeyen öncülleri öğrenmesi gereken senaryolarda, optimal bilgi paylaşımı stratejileri geliştirmiştir.</text:span></text:span></text:p>
        </text:list-item>
        <text:list-item>
          <text:p text:style-name="P22"><text:span text:style-name="Strong_20_Emphasis"><text:span text:style-name="T2">Tam geri bildirim ve bantlı geri bildirim arasında karşılaştırmalı analizler sunarak, hangi senaryoda hangi stratejilerin daha uygun olduğunu göstermiştir.</text:span></text:span></text:p>
        </text:list-item>
      </text:list>
      <text:p text:style-name="P1"><text:span text:style-name="T2">Sonuç olarak, bu çalışma, </text:span><text:span text:style-name="Strong_20_Emphasis"><text:span text:style-name="T2">Bayesçi ikna ve sıralı karar verme süreçlerini birleştirerek, bilgi paylaşımı ve öğrenme süreçlerini optimize eden yeni yöntemler geliştirmektedir</text:span></text:span><text:span text:style-name="T2">. Bu yöntemler, </text:span><text:span text:style-name="Strong_20_Emphasis"><text:span text:style-name="T2">e-ticaret, trafik yönlendirme, öneri sistemleri ve güvenlik politikaları gibi birçok alanda geniş uygulama potansiyeline sahiptir</text:span></text:span><text:span text:style-name="T2">.</text:span></text:p>
      <text:p text:style-name="P1"><text:span text:style-name="Strong_20_Emphasis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0:05:37.825136582</meta:creation-date>
    <dc:date>2025-03-06T14:40:33.616183252</dc:date>
    <meta:editing-duration>PT1H25M35S</meta:editing-duration>
    <meta:editing-cycles>34</meta:editing-cycles>
    <meta:generator>LibreOffice/7.3.7.2$Linux_X86_64 LibreOffice_project/30$Build-2</meta:generator>
    <meta:document-statistic meta:table-count="0" meta:image-count="0" meta:object-count="0" meta:page-count="3" meta:paragraph-count="42" meta:word-count="715" meta:character-count="5960" meta:non-whitespace-character-count="5281"/>
  </office:meta>
</office:document-meta>
</file>